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2" officeooo:paragraph-rsid="001dac82"/>
    </style:style>
    <style:style style:name="P2" style:family="paragraph" style:parent-style-name="Standard">
      <style:text-properties officeooo:rsid="001e07fd" officeooo:paragraph-rsid="001e07fd"/>
    </style:style>
    <style:style style:name="P3" style:family="paragraph" style:parent-style-name="Standard">
      <style:text-properties officeooo:rsid="001dac82" officeooo:paragraph-rsid="001f50ee"/>
    </style:style>
    <style:style style:name="T1" style:family="text">
      <style:text-properties officeooo:rsid="001e07fd"/>
    </style:style>
    <style:style style:name="T2" style:family="text">
      <style:text-properties officeooo:rsid="002127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erveur doit écouter sur deux sockets passifs <text:s/>un pour le chat et un pour le transfert de fichiers</text:p>
      <text:p text:style-name="P1"/>
      <text:p text:style-name="P1">Le client se connecte toujours en premier sur le socket du chat (port N) puis se connecte juste après sur le socket du transfert de fichiers (port N+1).</text:p>
      <text:p text:style-name="P1"/>
      <text:p text:style-name="P1">Le chat se déroule de la même manière que pour le TP3.</text:p>
      <text:p text:style-name="P1"/>
      <text:p text:style-name="P1">Lorsqu’un client veut envoyer un fichier à un autre, il teste d’abord si le chemin est valide puis il envoie une requête (/sendto &lt;username&gt; &lt;dir&gt;) au serveur sur le socket évidemment réservé aux fichiers et se met en attente d’une réponse : le chat n’est alors plus disponible pour ce dernier !</text:p>
      <text:p text:style-name="P1"/>
      <text:p text:style-name="P1">Le serveur traite la demande c’est-à-dire qu’il créé un nouveau thread (gérerConnexion) pour pouvoir évidemment toujours gérer le chat et envoie la requête au destinataire si l’&lt;username&gt; fourni est vailde (connu du serveur) <text:span text:style-name="T1">sinon, il renvoie -1 au client source</text:span>. <text:span text:style-name="T2">En outre, si un transfert est déjà en cours, il renvoie -2 au client source.</text:span> <text:span text:style-name="T1">A noter qu’il passe son mutex en locked pour pas traiter un autre transfert en même temps.</text:span></text:p>
      <text:p text:style-name="P1"/>
      <text:p text:style-name="P3">Le client destinataire reçoit la requête sur son socket destiné aux fichiers, il passe en traitement de requête et suspend le chat (pas de thread) c’est-à-dire qu’il demande à l’utilisateur s’il souhaite recevoir ledit fichier. Par la suite, ce dernier envoie 1 s’il accepte et <text:span text:style-name="T1">0</text:span> sinon.</text:p>
      <text:p text:style-name="P1"/>
      <text:p text:style-name="P2">Le serveur traite alors la réponse et renvoie cette dernière au client source.</text:p>
      <text:p text:style-name="P2"/>
      <text:p text:style-name="P2">Les deux clients lancent alors un thread s’occupant du transfert à proprement parlé pour pouvoir évidemment toujours profiter du chat.</text:p>
      <text:p text:style-name="P2"/>
      <text:p text:style-name="P2">Les informations sont alors fournies dans l’ordre suivant :</text:p>
      <text:p text:style-name="P2">- Nom du fichier</text:p>
      <text:p text:style-name="P2">- Nombre de paquets de 1 kibioctets</text:p>
      <text:p text:style-name="P2">- Paquets</text:p>
      <text:p text:style-name="P2">- Signature de fin de connexion.</text:p>
      <text:p text:style-name="P2"/>
      <text:p text:style-name="P2">A noter que l’émetteur attend l’accusé de réception de la signature de la part du destinataire avant d’arrêter le transfert.</text:p>
      <text:p text:style-name="P2"/>
      <text:p text:style-name="P2">Affichage sur chacun des clients d’un message acquiescent le bon déroulement du transfert.</text:p>
      <text:p text:style-name="P2"/>
      <text:p text:style-name="P2">Fin des threads chez les clients</text:p>
      <text:p text:style-name="P2"/>
      <text:p text:style-name="P2">Fin du thread chez le serveur et unlocking du mute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19:21.777978547</meta:creation-date>
    <dc:date>2017-12-15T00:04:44.043228242</dc:date>
    <meta:editing-duration>PT51M58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17" meta:word-count="340" meta:character-count="1980" meta:non-whitespace-character-count="1656"/>
  </office:meta>
</office:document-meta>
</file>